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5" calcext:value-type="float">
            <text:p>335</text:p>
          </table:table-cell>
          <table:table-cell table:formula="of:=SUM([.D13:.I13])" office:value-type="float" office:value="114" calcext:value-type="float">
            <text:p>11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1" calcext:value-type="float">
            <text:p>511</text:p>
          </table:table-cell>
          <table:table-cell table:formula="of:=SUM([.D14:.I14])" office:value-type="float" office:value="252" calcext:value-type="float">
            <text:p>25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08333333333" calcext:value-type="float">
            <text:p>183.208333333333</text:p>
          </table:table-cell>
          <table:table-cell table:formula="of:=SUM([.D17:.I17])" office:value-type="float" office:value="10.2083333333333" calcext:value-type="float">
            <text:p>10.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625" calcext:value-type="float">
            <text:p>224.625</text:p>
          </table:table-cell>
          <table:table-cell table:formula="of:=SUM([.D18:.I18])" office:value-type="float" office:value="23.625" calcext:value-type="float">
            <text:p>23.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22:15:34.228099570</dc:date>
    <meta:creation-date>2016-09-05T22:47:24Z</meta:creation-date>
    <meta:editing-cycles>1632</meta:editing-cycles>
    <meta:editing-duration>P34DT1H27M34S</meta:editing-duration>
    <meta:generator>LibreOffice/5.2.7.2$Linux_X86_64 LibreOffice_project/20m0$Build-2</meta:generator>
    <meta:document-statistic meta:table-count="4" meta:cell-count="4394" meta:object-count="0"/>
  </office:meta>
</office:document-meta>
</file>